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4000002B76388244CE82F80FA.png" manifest:media-type="image/png"/>
  <manifest:file-entry manifest:full-path="Pictures/10000000000000FF000002BCF8F012938B726997.png" manifest:media-type="image/png"/>
  <manifest:file-entry manifest:full-path="Pictures/10000000000000EE000002BA6701F8F763F0E6A9.png" manifest:media-type="image/png"/>
  <manifest:file-entry manifest:full-path="Pictures/10000000000000FD000002BF2830FCA80ADBF24C.png" manifest:media-type="image/png"/>
  <manifest:file-entry manifest:full-path="Pictures/10000000000000EF000002BCC93A075357DA7A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f4ba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5" text:anchor-type="as-char" svg:width="2.3752in" svg:height="7.2398in" draw:z-index="1"><draw:image xlink:href="Pictures/10000000000000E4000002B76388244CE82F80FA.png" xlink:type="simple" xlink:show="embed" xlink:actuate="onLoad"/></draw:frame></text:p>
      <text:p text:style-name="P1"><text:soft-page-break/><draw:frame draw:style-name="fr1" draw:name="Image4" text:anchor-type="as-char" svg:width="2.4791in" svg:height="7.2709in" draw:z-index="2"><draw:image xlink:href="Pictures/10000000000000EE000002BA6701F8F763F0E6A9.png" xlink:type="simple" xlink:show="embed" xlink:actuate="onLoad"/></draw:frame> </text:p>
      <text:p text:style-name="P1"><text:soft-page-break/><draw:frame draw:style-name="fr1" draw:name="Image3" text:anchor-type="as-char" svg:width="2.6354in" svg:height="7.3228in" draw:z-index="3"><draw:image xlink:href="Pictures/10000000000000FD000002BF2830FCA80ADBF24C.png" xlink:type="simple" xlink:show="embed" xlink:actuate="onLoad"/></draw:frame></text:p>
      <text:p text:style-name="P1"><text:soft-page-break/><draw:frame draw:style-name="fr1" draw:name="Image2" text:anchor-type="as-char" svg:width="2.4898in" svg:height="7.2917in" draw:z-index="0"><draw:image xlink:href="Pictures/10000000000000EF000002BCC93A075357DA7A4B.png" xlink:type="simple" xlink:show="embed" xlink:actuate="onLoad"/></draw:frame> </text:p>
      <text:p text:style-name="P1"><text:soft-page-break/><draw:frame draw:style-name="fr1" draw:name="Image1" text:anchor-type="as-char" svg:width="2.6563in" svg:height="7.2917in" draw:z-index="4"><draw:image xlink:href="Pictures/10000000000000FF000002BCF8F012938B72699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0:33:13.497780758</meta:creation-date>
    <dc:date>2017-12-01T10:38:12.559642843</dc:date>
    <meta:editing-duration>PT5M</meta:editing-duration>
    <meta:editing-cycles>1</meta:editing-cycles>
    <meta:document-statistic meta:table-count="0" meta:image-count="5" meta:object-count="0" meta:page-count="5" meta:paragraph-count="5" meta:word-count="0" meta:character-count="2" meta:non-whitespace-character-count="0"/>
    <meta:generator>LibreOffice/5.1.6.2$Linux_X86_64 LibreOffice_project/10m0$Build-2</meta:generator>
  </office:meta>
</office:document-meta>
</file>